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Reestruturação da página com primefaces e adição do Excluir e Listar</text:p>
          </table:table-cell>
          <table:table-cell table:style-name="ce18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50M00S">
            <text:p>17:50</text:p>
          </table:table-cell>
          <table:table-cell table:style-name="ce13" office:value-type="string">
            <text:p>Correção de erros do Primefaces com Ajax</text:p>
          </table:table-cell>
          <table:table-cell table:style-name="ce18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7H50M00S">
            <text:p>17:50</text:p>
          </table:table-cell>
          <table:table-cell table:style-name="ce7" office:value-type="time" office:time-value="PT18H35M00S">
            <text:p>18:35</text:p>
          </table:table-cell>
          <table:table-cell table:style-name="ce13" office:value-type="string">
            <text:p>Adição do busca e estudo sobre Hibernate e Criteria(do Hibernate), finalização do projeto teste</text:p>
          </table:table-cell>
          <table:table-cell table:style-name="ce18" table:formula="of:=[.C32]-[.B32]" office:value-type="time" office:time-value="PT00H45M00S">
            <text:p>00:45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Estudo do projeto que o Cally me enviou sobre Spring e injeção de dependências / comparação com o feito por mim</text:p>
          </table:table-cell>
          <table:table-cell table:style-name="ce18" table:formula="of:=[.C33]-[.B33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Teste de execução do projeto</text:p>
          </table:table-cell>
          <table:table-cell table:style-name="ce18" table:formula="of:=[.C34]-[.B34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3" office:value-type="string">
            <text:p>Iniciação da criação do tutorial</text:p>
          </table:table-cell>
          <table:table-cell table:style-name="ce18" table:formula="of:=[.C35]-[.B35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Elaboração do tutorial</text:p>
          </table:table-cell>
          <table:table-cell table:style-name="ce18" table:formula="of:=[.C36]-[.B36]" office:value-type="time" office:time-value="PT02H00M00S">
            <text:p>02:0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Conversa com o Guiliano sobre as tecnologias usadas</text:p>
          </table:table-cell>
          <table:table-cell table:style-name="ce18" table:formula="of:=[.C37]-[.B37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2">
            <text:p>2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Estudos sobre Spring</text:p>
          </table:table-cell>
          <table:table-cell table:style-name="ce18" table:formula="of:=[.C38]-[.B38]" office:value-type="time" office:time-value="PT01H00M00S">
            <text:p>01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41]-[.B41]" office:value-type="time" office:time-value="PT00H00M00S">
            <text:p>00:00</text:p>
          </table:table-cell>
        </table:table-row>
        <table:table-row table:style-name="ro1" table:number-rows-repeated="50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22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H23M10S</meta:editing-duration>
    <meta:editing-cycles>24</meta:editing-cycles>
    <meta:generator>BrOffice.org/3.2$Win32 OpenOffice.org_project/320m18$Build-9502</meta:generator>
    <dc:date>2011-09-22T22:22:26.05</dc:date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